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9fe7d" officeooo:paragraph-rsid="000bdc7b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bdc7b" officeooo:paragraph-rsid="000bdc7b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2pt" style:text-underline-style="none" fo:font-weight="normal" officeooo:rsid="000bdc7b" officeooo:paragraph-rsid="000bdc7b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0e283d" officeooo:paragraph-rsid="000e283d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llen</text:p>
      <text:p text:style-name="P1"/>
      <text:list xml:id="list610912660" text:style-name="L1">
        <text:list-item>
          <text:p text:style-name="P3">Advance Wars 2 Titelbild: <text:a xlink:type="simple" xlink:href="https://www.nintendo.de/Spiele/Game-Boy-Advance/Advance-Wars-2-Black-Hole-Rising-266331.html" text:style-name="Internet_20_link" text:visited-style-name="Visited_20_Internet_20_Link">https://www.nintendo.de/Spiele/Game-Boy-Advance/Advance-Wars-2-Black-Hole-Rising-266331.html</text:a></text:p>
        </text:list-item>
        <text:list-item>
          <text:p text:style-name="P4">Explosionseffekte: Unity Effect Examples aus dem Asset Sto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15:51.608000000</meta:creation-date>
    <dc:date>2019-08-25T03:33:04.168000000</dc:date>
    <meta:editing-duration>PT2H20M27S</meta:editing-duration>
    <meta:editing-cycles>3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3" meta:word-count="16" meta:character-count="187" meta:non-whitespace-character-count="176"/>
  </office:meta>
</office:document-meta>
</file>